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o1" style:family="table-column">
      <style:table-column-properties fo:break-before="auto" style:column-width="2.62466666666667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Pric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4">
            <text:p>Cheese Burguer</text:p>
          </table:table-cell>
          <table:table-cell office:value-type="string" table:style-name="ce5">
            <text:p>$11,9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lassic Burguer</text:p>
          </table:table-cell>
          <table:table-cell office:value-type="string" table:style-name="ce5">
            <text:p>$10,9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ries</text:p>
          </table:table-cell>
          <table:table-cell office:value-type="string" table:style-name="ce5">
            <text:p>$6,9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ed Wine</text:p>
          </table:table-cell>
          <table:table-cell office:value-type="string" table:style-name="ce5">
            <text:p>$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hisky</text:p>
          </table:table-cell>
          <table:table-cell office:value-type="string" table:style-name="ce5">
            <text:p>$15</text:p>
          </table:table-cell>
          <table:table-cell table:number-columns-repeated="16382"/>
        </table:table-row>
        <table:table-row table:number-rows-repeated="10" table:style-name="ro1">
          <table:table-cell table:style-name="ce1"/>
          <table:table-cell table:style-name="ce3"/>
          <table:table-cell table:number-columns-repeated="16382"/>
        </table:table-row>
        <table:table-row table:number-rows-repeated="16" table:style-name="ro1">
          <table:table-cell/>
          <table:table-cell table:style-name="ce3"/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heet1.A1:Sheet1.B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anuel Souto Pico</meta:initial-creator>
    <dc:creator>Manuel Souto Pico</dc:creator>
    <meta:creation-date>2021-05-09T16:43:43Z</meta:creation-date>
    <dc:date>2021-05-09T18:41:28Z</dc:date>
  </office:meta>
</office:document-meta>
</file>